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Mincho" svg:font-family="Mincho" style:font-family-generic="system" style:font-pitch="variable"/>
    <style:font-face style:name="Nimbus Sans L1" svg:font-family="'Nimbus Sans L'"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1965in"/>
      <style:text-properties fo:font-weight="bold" style:font-weight-asian="bold" style:font-weight-complex="bold"/>
    </style:style>
    <style:style style:name="P3" style:family="paragraph" style:parent-style-name="Preformatted_20_Tex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 text:c="3"/>The main idea in implementing the adapter is to write it just like a AST walker. The rules are the visit funstions, and the AST is the input CSLOM hierarchy. The hierarchy can be viewed just like an AST. The visitor method of passing the arguments between the visit functions is by setting the current parent and retured value for csl and cdom:</text:p>
      <text:p text:style-name="Preformatted_20_Text"><text:s/>m_cdomReturnedValue, m_cdomCurrParent, m_cslReturnedValue, m_cslCurrParent</text:p>
      <text:p text:style-name="P1"/>
      <text:p text:style-name="P1"><text:s/>This function ( <text:span text:style-name="T1">void adaptPortOrSignalConnection</text:span> ) is called inside the afterTraversal() function for CSLOmSignal and it handles the particular case when a signal is set to generate a decoder.</text:p>
      <text:p text:style-name="Preformatted_20_Text"><text:s text:c="6"/>If that setting is active, there are two cases ta take into consideration. <text:s text:c="13"/><text:tab/>1.An enum has been attached to the signal, indicating which of the possible </text:p>
      <text:p text:style-name="Preformatted_20_Text"><text:s text:c="8"/>outputs to generate.</text:p>
      <text:p text:style-name="Preformatted_20_Text"><text:s text:c="8"/>example:</text:p>
      <text:p text:style-name="Preformatted_20_Text"><text:s text:c="8"/>csl_unit a;</text:p>
      <text:p text:style-name="Preformatted_20_Text"><text:s text:c="8"/>scope a{</text:p>
      <text:p text:style-name="Preformatted_20_Text"><text:s text:c="10"/>csl_signal s(reg,4);</text:p>
      <text:p text:style-name="Preformatted_20_Text"><text:s text:c="10"/>csl_enum e;</text:p>
      <text:p text:style-name="Preformatted_20_Text"><text:s text:c="10"/>e["RD"] = 2;</text:p>
      <text:p text:style-name="Preformatted_20_Text"><text:s text:c="10"/>e["WR"] = 5;</text:p>
      <text:p text:style-name="Preformatted_20_Text"><text:s text:c="10"/>e["EN"] = 10;</text:p>
      <text:p text:style-name="Preformatted_20_Text"><text:s text:c="10"/>s.generate_decoder(e);</text:p>
      <text:p text:style-name="Preformatted_20_Text"><text:s text:c="8"/>}</text:p>
      <text:p text:style-name="Preformatted_20_Text"><text:s text:c="8"/>The input signal has 4 bits, ergo the max number of decoder outputs <text:s text:c="7"/>is 2^4 = 16, meaning the output will be a signal of range[15:0]. Of all the legal outputs, only nr 2, 5, and 10 will be generated.</text:p>
      <text:p text:style-name="Preformatted_20_Text"><text:s text:c="8"/>The verilog output should be:</text:p>
      <text:p text:style-name="Preformatted_20_Text"><text:s text:c="8"/>module a();</text:p>
      <text:p text:style-name="Preformatted_20_Text"><text:s text:c="10"/>reg [3:0] s;</text:p>
      <text:p text:style-name="Preformatted_20_Text"><text:s text:c="10"/>always @ (s) begin</text:p>
      <text:p text:style-name="Preformatted_20_Text"><text:s text:c="12"/>dec_rd = 0;</text:p>
      <text:p text:style-name="Preformatted_20_Text"><text:s text:c="12"/>dec_wr = 0;</text:p>
      <text:p text:style-name="Preformatted_20_Text"><text:s text:c="12"/>dec_en = 0;</text:p>
      <text:p text:style-name="Preformatted_20_Text"><text:s text:c="12"/>case (s)</text:p>
      <text:p text:style-name="Preformatted_20_Text"><text:s text:c="14"/>4'b0010 : dec_rd = 1'b1;</text:p>
      <text:p text:style-name="Preformatted_20_Text"><text:s text:c="14"/>4'b0101 : dec_wr = 1'b1;</text:p>
      <text:p text:style-name="Preformatted_20_Text"><text:s text:c="14"/>4'b1010 : dec_en = 1'b1;</text:p>
      <text:p text:style-name="Preformatted_20_Text"><text:s text:c="14"/>default : $display("Illegal value");</text:p>
      <text:p text:style-name="Preformatted_20_Text"><text:s text:c="12"/>endcase</text:p>
      <text:p text:style-name="Preformatted_20_Text"><text:s text:c="10"/>end</text:p>
      <text:p text:style-name="Preformatted_20_Text"><text:s text:c="8"/>endmodule</text:p>
      <text:p text:style-name="Preformatted_20_Text"><text:s text:c="8"/></text:p>
      <text:p text:style-name="Preformatted_20_Text"><text:s text:c="6"/>2.No enum has been attached to the signal, so the adapter generatees all the possible</text:p>
      <text:p text:style-name="Preformatted_20_Text"><text:s text:c="8"/>outputs allowed by the width of the input.</text:p>
      <text:p text:style-name="Preformatted_20_Text"><text:s text:c="8"/>example:</text:p>
      <text:p text:style-name="Preformatted_20_Text"><text:s text:c="8"/>csl_unit a;</text:p>
      <text:p text:style-name="Preformatted_20_Text"><text:s text:c="8"/>scope a {</text:p>
      <text:p text:style-name="Preformatted_20_Text"><text:s text:c="10"/>csl_signal s(4);</text:p>
      <text:p text:style-name="Preformatted_20_Text"><text:s text:c="10"/>s.generate_decoder();</text:p>
      <text:p text:style-name="Preformatted_20_Text"><text:s text:c="8"/>}</text:p>
      <text:p text:style-name="Preformatted_20_Text"><text:s text:c="6"/></text:p>
      <text:p text:style-name="Preformatted_20_Text"><text:s text:c="8"/>verilog output:</text:p>
      <text:p text:style-name="Preformatted_20_Text"><text:s text:c="8"/>module a();</text:p>
      <text:p text:style-name="Preformatted_20_Text"><text:s text:c="10"/>reg [15:0] dec_s = 1'b1 &lt;&lt; s;</text:p>
      <text:p text:style-name="Preformatted_20_Text"><text:s text:c="8"/>endmodule</text:p>
      <text:p text:style-name="P1"/>
      <text:p text:style-name="P2">void adaptDecoder( const NSCSLOm::RefCSLOmSignal &amp;signal);</text:p>
      <text:p text:style-name="Preformatted_20_Text"><text:s text:c="6"/>This function is called inside the afterTraversal() method for unitDecl and deals with transforming a unit of type fifo into a complicated verilog fifo module.</text:p>
      <text:p text:style-name="Preformatted_20_Text"><text:s text:c="6"/>Let's take things one at a time:</text:p>
      <text:p text:style-name="Preformatted_20_Text"><text:s text:c="6"/>1. As this is an afterTraversal method, that means that the unit and all it's children(ports, signals, etc) have already been visited, thus already exist in the cdom tree. To be more explicit, all the mandatory fifo ports that the CSLOM automatically generatesi for a fifo, have already been transformed into cdom ports, and included into the m_cdomUnitPorts.</text:p>
      <text:p text:style-name="Preformatted_20_Text"><text:s text:c="8"/>Ergo, at this point, the connections between every mandatory port <text:s text:c="7"/>(most importantly their names) and their types are available. Why go through all this trouble? Because the user may choose to name his fifo's pop port myFifoPopPort. When the Adapter creates the cdom tree, the pop port has to be named exactly like the user did, and there is no other way of doing this than using that map.</text:p>
      <text:p text:style-name="Preformatted_20_Text"><text:s text:c="6"/>2. The mandatory fifo ports are listed in the Adapter.cpp file. </text:p>
      <text:p text:style-name="Preformatted_20_Text"><text:s text:c="8"/>A mandatory port <text:s/>---&gt; to be continued</text:p>
      <text:p text:style-name="P1"><text:s text:c="6"/></text:p>
      <text:p text:style-name="P1"><text:s text:c="6"/>The CAdapterToCDOM class is derived from the abstract class CVisitorTraversal (see CSLOM_Visitor.h)</text:p>
      <text:p text:style-name="P1"><text:s text:c="7"/>It implements all its pure virtual functions which can basically be devided <text:s text:c="7"/>in three main groups: before, in, and after methods. <text:s text:c="5"/></text:p>
      <text:p text:style-name="Preformatted_20_Text"><text:s text:c="7"/>The before methods are used to build CDOm objects that do not require <text:s text:c="7"/>other tree nodes to be previously visited. Basically the CDOM objects that don't take their own children as build parameters are constructed in the before functions.</text:p>
      <text:p text:style-name="Preformatted_20_Text"><text:s text:c="7"/>One example is moduleDecl. The build function for moduleDecl requires only two params: the lineNumber and the parent node(design). Therefore this object can be completely constucted in the beforeTraversal method.</text:p>
      <text:p text:style-name="Preformatted_20_Text"><text:s text:c="7"/>Other CDOM objects require one or more of their own children as build <text:s/>function params. Such an object is unitInstantiation. Although the first 2 params pose no problems(lineNumber and parent node), the third param is an exprLink. The exprLink is the child of the unitInstantiation.</text:p>
      <text:p text:style-name="Preformatted_20_Text"><text:s text:c="7"/>So, when transforming the csl unitInstantiation object into a cdom moduleInstantiation object, the exprLink has to be previously visited. Considering that the inTraversal method is called after each cdom child has been completely built( see CSLOM_Visitor.h), the next logical step is to use it to build the moduleInstantiation. <text:s text:c="6"/></text:p>
      <text:p text:style-name="Preformatted_20_Text"><text:s text:c="7"/>There is another type of cdom objects: the ones which require more or all of their children to be built before they themselves can be constructed. In such a situation, it would be fairly complicated to build them in the inTraversal method(would require use of many boolean flags and complicated logic). Instead the inTraversal method is only used to store the adapted children; the actual construction of the parent takes place in the afterTraversal method which is <text:s text:c="7"/>called, as its name suggests, after all the current children have been <text:s/>succesfully built. Such is the case of the csl bitrange object. In the inTraversal method all the cdom equivalents of its children are stored in a vector(m_cslTraversedChildren) and used to build the cdom range or rangeExpr objects in the afterTraversal function.</text:p>
      <text:p text:style-name="Preformatted_20_Text"/>
      <text:p text:style-name="P3">void beforeTraversal(const NSCSLOm::RefCSLOmInclude &amp; fileInclude );</text:p>
      <text:p text:style-name="Preformatted_20_Text"><text:s text:c="4"/>Builds the cdom design, if it doesn't already exist. Signals a warning if the cslom design has no children. Sets the csl current parent( csl design) and the cdom current parent( cdom design).</text:p>
      <text:p text:style-name="Preformatted_20_Text"><text:s text:c="4"/></text:p>
      <text:p text:style-name="P3">void beforeTraversal(const NSCSLOm::RefCSLOmDesign &amp; design );</text:p>
      <text:p text:style-name="Preformatted_20_Text"><text:s text:c="4"/>Visiting the identifier returns the identifier </text:p>
      <text:p text:style-name="Preformatted_20_Text"/>
      <text:p text:style-name="P3">void beforeTraversal(const NSCSLOm::RefCSLOmIdentifier &amp; id );</text:p>
      <text:p text:style-name="P3">void beforeTraversal(const NSCSLOm::RefCSLOmExprLink &amp; exprLink );</text:p>
      <text:p text:style-name="Preformatted_20_Text"><text:s text:c="4"/>Checks if the csl parent of the unit is the csl design and if the cdom parent is the cdom design. Builds the cdom module declaration. Stores the unit prefix(if it exists) into m_unitPrefix. All the signals, ports and interfaces inside the unit will be prepended with it. Sets the csl current parent( csl unit declaration) and the cdom current parent( cdom module declaration). A unit declaration is a sort of a generic container.</text:p>
      <text:p text:style-name="Preformatted_20_Text"><text:s text:c="4"/>Depending on the type set by the user, this container turns into a particular module in verilog (fifo module, regfile module, etc.). There is an info class for every single type of fifo (CSLOmFifoInfo, CSLOmRegisterFileInfo, etc.). That class stores a map containing pairs of the following type: &lt;EXyzPortNames, portDecl&gt;, Xyz = {Fifo, RegisterFile, etc.}.</text:p>
      <text:p text:style-name="Preformatted_20_Text"><text:s text:c="4"/>These pairs represent connections between the standard ports that should always be in a fifo(stored in the enum) and the names the <text:s/>user chooses to give them. For example, no fifo can function without a push input port. If the user decides to name his fifo's push port <text:s/>abc, then the pair &lt;FIFO_PN_PUSH, portDecl_named_abc&gt; gets inserted into the map. This map is stored for further adapter use in m_cslXyzPorts class member.</text:p>
      <text:p text:style-name="Preformatted_20_Text"><text:s text:c="4"/></text:p>
      <text:p text:style-name="P3">void beforeTraversal(const NSCSLOm::RefCSLOmUnitDecl &amp; unitDecl );</text:p>
      <text:p text:style-name="Preformatted_20_Text"><text:s text:c="6"/>Checks if the csl current parent is a unit or a group of signals and if the cdom current parent is a module. Sets the csl current parent(signal).</text:p>
      <text:p text:style-name="Preformatted_20_Text"><text:s text:c="6"/></text:p>
      <text:p text:style-name="P3">void beforeTraversal(const NSCSLOm::RefCSLOmSignal &amp; signal );</text:p>
      <text:p text:style-name="Preformatted_20_Text"><text:s text:c="6"/>Checks if the csl and cdom current parents are of the proper types (unitInstantiation and moduleInstantiation). Builds the moduleInstance object via the cdomCurrentParent. Sets the csl and cdom current parents (unitInstance and moduleInstance). <text:s text:c="5"/></text:p>
      <text:p text:style-name="Preformatted_20_Text"><text:s text:c="6"/>This is also the place to handle the formal to actual mapping. <text:s text:c="5"/>What does it mean? The following csl code should answer that question. </text:p>
      <text:p text:style-name="Preformatted_20_Text"><text:s text:c="6"/>Example: </text:p>
      <text:p text:style-name="Preformatted_20_Text"><text:s text:c="6"/>csl_unit a,b;</text:p>
      <text:p text:style-name="Preformatted_20_Text"><text:s text:c="6"/>scope b {</text:p>
      <text:p text:style-name="Preformatted_20_Text"><text:s text:c="8"/>b.add_port(input, x);</text:p>
      <text:p text:style-name="Preformatted_20_Text"><text:s text:c="8"/>b.add_port(output, y);</text:p>
      <text:p text:style-name="Preformatted_20_Text"><text:s text:c="6"/>}</text:p>
      <text:p text:style-name="Preformatted_20_Text"><text:s text:c="6"/>scope a {</text:p>
      <text:p text:style-name="Preformatted_20_Text"><text:s text:c="8"/>a.add_port(output, m);</text:p>
      <text:p text:style-name="Preformatted_20_Text"><text:s text:c="8"/>a.add_port(input, n);</text:p>
      <text:p text:style-name="Preformatted_20_Text"><text:s text:c="8"/>a.add_instance(b, b0(.x(m), .y(n)));</text:p>
      <text:p text:style-name="Preformatted_20_Text"><text:s text:c="6"/>}</text:p>
      <text:p text:style-name="Preformatted_20_Text"><text:s text:c="6"/>Focus on the last line. Ports x and y of unit b are connected to ports m and n of unit a via the instance of unit b, b0. x and y are formals while m and n are actuals, thus the name of the process. Now, let's browse through the hidden implementation that makes all this happen.</text:p>
      <text:p text:style-name="Preformatted_20_Text"><text:s text:c="6"/>The CSLOmUnitInstance class provides a map (exprLink, exprLink) that states the connections between the ports of the two units (a and b). In this case that map looks something like this:</text:p>
      <text:p text:style-name="Preformatted_20_Text"><text:s text:c="6"/>((exprLinkTox, exprLinkTom), (exprLinkToy, exprLinkTon))</text:p>
      <text:p text:style-name="Preformatted_20_Text"><text:s text:c="6"/>Each of the two exprLinks in each pair that makes up the map is transformed as follows:</text:p>
      <text:p text:style-name="Preformatted_20_Text"><text:s text:c="6"/>The first one becomes a CDOmExpr(formal) and the second one a string(actual).</text:p>
      <text:p text:style-name="Preformatted_20_Text"><text:s text:c="6"/>Now that the type match is assured, the transformed pairs can be inserted in the cdom map(expr, string) inside the CDOmUnitOrUdpInstantiation class.</text:p>
      <text:p text:style-name="Preformatted_20_Text"><text:s text:c="6"/></text:p>
      <text:p text:style-name="P3">void beforeTraversal(const NSCSLOm::RefCSLOmUnitInstance &amp; unitInst );</text:p>
      <text:p text:style-name="Preformatted_20_Text"><text:s text:c="6"/>Checks if the csl and cdom current parents exist. Due to the fact that a bitrange can have many parents(unitDecl, signal, another bitrange, exprLink,etc) <text:s text:c="5"/>a type check at this point would not be efficient.</text:p>
      <text:p text:style-name="Preformatted_20_Text"><text:s text:c="6"/>Sets the csl current parent(bitrange). The equivalent cdomRange cannot be built at this point for it requires the previous visit and adapting of the 3 children of the csl bitrange:</text:p>
      <text:p text:style-name="Preformatted_20_Text"><text:s text:c="6"/>offset, firstExpr and secondExpr.</text:p>
      <text:p text:style-name="Preformatted_20_Text"><text:s text:c="6"/></text:p>
      <text:p text:style-name="P3">void beforeTraversal(const NSCSLOm::RefCSLOmBitRange &amp; bitRange );</text:p>
      <text:p text:style-name="P3">void beforeTraversal(const NSCSLOm::RefCSLOmGroup &amp; group );</text:p>
      <text:p text:style-name="Preformatted_20_Text"><text:s text:c="6"/>There are two ways of dealing with a group of signals in the adapter.</text:p>
      <text:p text:style-name="Preformatted_20_Text"><text:s text:c="6"/>If the genarateIndividualRTLSignals option is on, then all the signals in the group will be adapted to cdom according to the rules and that's it.</text:p>
      <text:p text:style-name="Preformatted_20_Text"><text:s text:c="6"/>If the generateIndividulaRTLSignals option is off, then, there will be an extra signal in the cdom output with a bitrange that equals the sum of all the bitranges of the signals in the group.</text:p>
      <text:p text:style-name="Preformatted_20_Text"><text:s text:c="6"/>example:</text:p>
      <text:p text:style-name="Preformatted_20_Text"><text:s text:c="6"/>csl input:</text:p>
      <text:p text:style-name="Preformatted_20_Text"><text:s text:c="8"/>csl_unit u;</text:p>
      <text:p text:style-name="Preformatted_20_Text"><text:s text:c="8"/>csl_signal a(1);</text:p>
      <text:p text:style-name="Preformatted_20_Text"><text:s text:c="8"/>csl_signal b([5:3]);</text:p>
      <text:p text:style-name="Preformatted_20_Text"><text:s text:c="8"/>csl_signal c(8);</text:p>
      <text:p text:style-name="Preformatted_20_Text"><text:s text:c="8"/>scope u {</text:p>
      <text:p text:style-name="Preformatted_20_Text"><text:s text:c="10"/>csl_signal_group g(a, b, c);</text:p>
      <text:p text:style-name="Preformatted_20_Text"><text:s text:c="10"/>g.generate_individual_rtl_signals(off);</text:p>
      <text:p text:style-name="Preformatted_20_Text"><text:s text:c="8"/>}</text:p>
      <text:p text:style-name="Preformatted_20_Text"><text:s text:c="6"/>verilog output: <text:s text:c="35"/></text:p>
      <text:p text:style-name="Preformatted_20_Text"><text:s text:c="8"/>module u();</text:p>
      <text:p text:style-name="Preformatted_20_Text"><text:s text:c="10"/>wire [11:0] g;</text:p>
      <text:p text:style-name="Preformatted_20_Text"><text:s text:c="8"/>endmodule</text:p>
      <text:p text:style-name="Preformatted_20_Text"><text:s text:c="6"/>If such is the case(as in the example above), the m_generateIndividualSignals flag is set to false to facilitate the adapter logic in the function for num32 <text:s text:c="6"/>(that deals with adding the bitranges). The csl current parent is set to group_signal.</text:p>
      <text:p text:style-name="Preformatted_20_Text"><text:s text:c="6"/></text:p>
      <text:p text:style-name="P3">void beforeTraversal(const NSCSLOm::RefCSLOmGroupSignal &amp; groupSignal );</text:p>
      <text:p text:style-name="Preformatted_20_Text"><text:s text:c="6"/>There are two cases to consider when it comes to adapting num32.</text:p>
      <text:p text:style-name="Preformatted_20_Text"><text:s text:c="6"/>1.The second one is the simplest. Its dealt with in the else branch at the <text:s text:c="8"/>end of the function. Basically, the transformation from cslom num32 to cdom num32 id direct, no strings attached.</text:p>
      <text:p text:style-name="Preformatted_20_Text"><text:s text:c="6"/>2.The tricky situation is the one implemented in the first if.</text:p>
      <text:p text:style-name="Preformatted_20_Text"><text:s text:c="8"/>When a number is the child of a bitrange and that bitrange belongs to a signal inside a group, and on top of that the generateRTLIndividualSignals option is off, the adapter logic gets a lot more complicated.</text:p>
      <text:p text:style-name="Preformatted_20_Text"><text:s text:c="8"/>Let's take this one step at a time:</text:p>
      <text:p text:style-name="Preformatted_20_Text"><text:s text:c="8"/>When the generateRTLIndividualSignals option is off, that means that all the signals inside the group(in cslom) have to be transformed into only one signal in cdom.</text:p>
      <text:p text:style-name="Preformatted_20_Text"><text:s text:c="8"/>That cdom signal's bitrange is the sum of all the csl signals' bitranges.</text:p>
      <text:p text:style-name="Preformatted_20_Text"><text:s text:c="8"/>example:</text:p>
      <text:p text:style-name="Preformatted_20_Text"><text:s text:c="10"/>csl_signal a([4:1]), b(8), c(16);</text:p>
      <text:p text:style-name="Preformatted_20_Text"><text:s text:c="10"/>csl_signal_group g(a, b, c);</text:p>
      <text:p text:style-name="Preformatted_20_Text"><text:s text:c="10"/>g.generate_RTL_individual_signals(off);</text:p>
      <text:p text:style-name="Preformatted_20_Text"><text:s text:c="8"/>The generated cdom output will contain 3 signals a,b,c plus a cumulated signal g with the bitrange of [27:0]. In order to do this, I've implemented three adapter class members: m_num32Offset, m_num32FirstExpr and m_num32SecondExpr which start out with a zero value.</text:p>
      <text:p text:style-name="Preformatted_20_Text"><text:s text:c="8"/>So, when the first bitrange is visited(br of signal a [3:0]), <text:s text:c="6"/>m_num32FirstExpr is incremented with 3, and m_num32SecondExpr is incremented with 1.Then the bitrange for signal b is visited and m_num32FirstExpr is incremented with 7 (3+7 = 10).</text:p>
      <text:p text:style-name="Preformatted_20_Text"><text:s text:c="8"/>Finally, when the third bitrange(for signal c) is visited, m_num32FirstExpr becomes 25(10+15). The reason why I add 1 to m_num32FirstExpr every time I increment it is that the width of a signal is computed according to the formula: width = upper_index-lower_index+1; In the end, the m_num32FirstExpr stores the sum of all upper indexes and m_num32SecondExpr the sum of all lower indexes. <text:s text:c="5"/></text:p>
      <text:p text:style-name="Preformatted_20_Text"><text:s text:c="6"/>One more thing: In order to compute those sums properly, I make use pf three flags:</text:p>
      <text:p text:style-name="Preformatted_20_Text"><text:s text:c="6"/>m_firstCallOfNum32BT, m_secondCallOfNum32BT, m_thirdCallOfNum32BT.</text:p>
      <text:p text:style-name="Preformatted_20_Text"><text:s text:c="6"/>This garantees that whenever a num32 is traversed, the correct class member's value gets incremented.</text:p>
      <text:p text:style-name="Preformatted_20_Text"><text:s text:c="6"/></text:p>
      <text:p text:style-name="Preformatted_20_Text"/>
      <text:p text:style-name="P3">void beforeTraversal(const NSCSLOm::RefCSLOmNum32 &amp; number );</text:p>
      <text:p text:style-name="P3">void beforeTraversal(const NSCSLOm::RefCSLOmInterface &amp; interface );</text:p>
      <text:p text:style-name="Preformatted_20_Text"><text:s text:c="6"/>Checks if the csl parent of the unit instantiation is a unit and if the cdom parent is a module. Sets the csl current parent (csl unit instantiation).</text:p>
      <text:p text:style-name="Preformatted_20_Text"><text:s text:c="6"/>The moduleOrUdpInstantiation object cannot be built at this point because its build function requires a cdom exprLink. That cdom exprLink is the cdom equivalent</text:p>
      <text:p text:style-name="Preformatted_20_Text"><text:s text:c="6"/>of the first child of the csl unit instantiation, which is, of course, a csl exprLink. Therefore, the construction of the moduleOrUdpInstantiation object will take place in the inTraversal method, after the first child has been visited.</text:p>
      <text:p text:style-name="Preformatted_20_Text"><text:s text:c="6"/>To serve this purpose, the inTraversalForUnitInstantiation flag is set to zero.</text:p>
      <text:p text:style-name="Preformatted_20_Text"/>
      <text:p text:style-name="Preformatted_20_Text"><text:span text:style-name="T1">void beforeTraversal(const NSCSLOm::RefCSLOmUnitInstantiation &amp; unitInstantiation <text:s text:c="14"/>);</text:span> <text:s text:c="3"/></text:p>
      <text:p text:style-name="Preformatted_20_Text"><text:s text:c="7"/>Performes the usual checks. The cdom parent must be a module and the csl parent must be an interface. </text:p>
      <text:p text:style-name="Preformatted_20_Text"><text:s text:c="7"/>Sets the csl current paremt to csl port.</text:p>
      <text:p text:style-name="Preformatted_20_Text"><text:s text:c="7"/>As the port needs a bitrange, the actual construction of the corresponding cdom portItem and portDecl will be performed in the afterTraversal method.</text:p>
      <text:p text:style-name="P1"><text:s text:c="6"/></text:p>
      <text:p text:style-name="Preformatted_20_Text"><text:s text:c="6"/>Bitrange is, by far, the most complicated to adapt to CDOM.</text:p>
      <text:p text:style-name="Preformatted_20_Text"><text:s text:c="6"/>Therefore some preliminary background is necessary.</text:p>
      <text:p text:style-name="Preformatted_20_Text"><text:s text:c="6"/>There are three types of bitranges:</text:p>
      <text:p text:style-name="Preformatted_20_Text"><text:s text:c="6"/>1.simple : the most usual</text:p>
      <text:p text:style-name="Preformatted_20_Text"><text:s text:c="8"/>example: csl_bitrange br (7,0);</text:p>
      <text:p text:style-name="Preformatted_20_Text"><text:s text:c="6"/>2.multidimensional</text:p>
      <text:p text:style-name="Preformatted_20_Text"><text:s text:c="8"/>example: csl_bitrange br;</text:p>
      <text:p text:style-name="Preformatted_20_Text"><text:s text:c="17"/>br.set_number_of_dimensions(2);</text:p>
      <text:p text:style-name="Preformatted_20_Text"><text:s text:c="17"/>br.set_dim_width(0, 7);</text:p>
      <text:p text:style-name="Preformatted_20_Text"><text:s text:c="17"/>br.set_dim_width(1, 15);</text:p>
      <text:p text:style-name="Preformatted_20_Text"><text:s text:c="6"/>3.dimension : They are the children of the multidim bitrange.</text:p>
      <text:p text:style-name="Preformatted_20_Text"><text:s text:c="20"/>Considering the example above they are the two widths.</text:p>
      <text:p text:style-name="Preformatted_20_Text"><text:s text:c="20"/>They resemble simple bitranges except one thing:</text:p>
      <text:p text:style-name="Preformatted_20_Text"><text:s text:c="20"/>they don't have an id as the first child.</text:p>
      <text:p text:style-name="Preformatted_20_Text"><text:s text:c="6"/></text:p>
      <text:p text:style-name="Preformatted_20_Text"><text:s text:c="6"/>The role of the inTraversal method is to store the three expr children</text:p>
      <text:p text:style-name="Preformatted_20_Text"><text:s text:c="6"/>(adapted to cdom) of the csl bitrange. This must be done ONLY for the simple bitrange and the dimension bitrange as they are the only ones which have expr children. The multidim bitrange has other bitranges for children.</text:p>
      <text:p text:style-name="Preformatted_20_Text"><text:s text:c="6"/>The condition above is reflected by the two branches of the or inside the if clause.</text:p>
      <text:p text:style-name="Preformatted_20_Text"><text:s text:c="6"/>There is one extra flag used in the first branch of the or: firstCallOfBitRangeIT.</text:p>
      <text:p text:style-name="Preformatted_20_Text"><text:s text:c="6"/>Its meaning is to guarantee that the id(the first child of the simple bitrange)does not get included into the children vector. When it comes to the dimension bitrange, that precaution is no linger necessary as such a bitrange has no id. See what the m_generateIndividualSignals flag is about in the comment for csl signal group.</text:p>
      <text:p text:style-name="Preformatted_20_Text"/>
      <text:p text:style-name="Preformatted_20_Text"><text:s text:c="6"/></text:p>
      <text:p text:style-name="Preformatted_20_Text"><text:s text:c="5"/>Builds the cdom moduleOrUdpInstantiation, via the m_cdomReturnedValue which stores the return value of the afterTraversal method for CSLOmExprLink( see comment for that method ). </text:p>
      <text:p text:style-name="Preformatted_20_Text"><text:s text:c="6"/>Sets the cdom current parent(moduleOrUdpInstantiation).</text:p>
      <text:p text:style-name="Preformatted_20_Text"><text:s text:c="6"/>The m_inTraversalForUnitInstantiation flag, initially zero, is incremented to insure that the moduleOrUdpInstantiation is built only once( after the visit of the first child of the unit instantiation ). Restores the csl current parent back to the csl design and the cdom current parent back to the cdom design.</text:p>
      <text:p text:style-name="Preformatted_20_Text"><text:s text:c="6"/>This is necessary because a design can be the parent of more than one unit. If the 2 current parents were not restored, the second unit's parent would be the first unit, which is not correct.</text:p>
      <text:p text:style-name="Preformatted_20_Text"><text:s text:c="6"/>csl example:</text:p>
      <text:p text:style-name="Preformatted_20_Text"><text:s text:c="18"/>// the csl current parent is the csl design</text:p>
      <text:p text:style-name="Preformatted_20_Text"><text:s text:c="6"/>csl_unit a; </text:p>
      <text:p text:style-name="Preformatted_20_Text"><text:s text:c="18"/>// the csl current parent is the csl unit a</text:p>
      <text:p text:style-name="Preformatted_20_Text"><text:s text:c="6"/>scope a { ... }</text:p>
      <text:p text:style-name="Preformatted_20_Text"><text:s text:c="18"/>// the csl current parent is restored to </text:p>
      <text:p text:style-name="Preformatted_20_Text"><text:s text:c="18"/>// the csl design, thus making sure that</text:p>
      <text:p text:style-name="Preformatted_20_Text"><text:s text:c="18"/>// the csl unit b gets the proper parent</text:p>
      <text:p text:style-name="Preformatted_20_Text"><text:s text:c="6"/>csl_unit b; </text:p>
      <text:p text:style-name="Preformatted_20_Text"><text:s text:c="18"/>// the csl current parent is the csl unit b</text:p>
      <text:p text:style-name="Preformatted_20_Text"><text:s text:c="6"/>scope b { ... }</text:p>
      <text:p text:style-name="Preformatted_20_Text"><text:s text:c="18"/>// the csl current parent is restored to </text:p>
      <text:p text:style-name="Preformatted_20_Text"><text:s text:c="18"/>// the csl design</text:p>
      <text:p text:style-name="Preformatted_20_Text"><text:s text:c="7"/>A unit is like a template in csl. It can have many types.</text:p>
      <text:p text:style-name="Preformatted_20_Text"><text:s text:c="7"/>The adapter handles each of them in a different manner, meaning the verilog output is different from case to case. There is an adapter function for each type of unit. If a unit is of type fifo, then the adapter logic in charge with <text:s text:c="7"/>converting it to verilog is to be found inside the adaptFifoModule() method.</text:p>
      <text:p text:style-name="Preformatted_20_Text"><text:s text:c="7"/>However, a fifo unit requires a memory module to perform its functions. <text:s text:c="6"/>(See docs about fifo design.)</text:p>
      <text:p text:style-name="Preformatted_20_Text"><text:s text:c="7"/>There are two ways of dealing with it: the verilog code handling the memory <text:s text:c="6"/>can be generated within the fifo module, or a new module can be created to implement the fifo's memory. In the latter case, the memory module has to be instantiated within the fifo module and then its ports have to be connected to the ones of the fifo module.</text:p>
      <text:p text:style-name="Preformatted_20_Text"><text:s text:c="7"/>This second solution is preferable, because a memory can also be considered a template. The same design may contain several fifo units, register file units, and maybe other units that require a memory. It is optimal to code only one memory module for all of the above and then connect it to each of the mentioned units (instantiate the memory module inside the unit, and then connect the instance's ports to the unit's ports - formal to actual mapping).</text:p>
      <text:p text:style-name="Preformatted_20_Text"/>
      <text:p text:style-name="P2">void afterTraversal(const NSCSLOm::RefCSLOmUnitDecl &amp; unitDecl);</text:p>
      <text:p text:style-name="Preformatted_20_Text"><text:s text:c="6"/>A signal is simple or multidimensional. In the latter case, the verilog <text:s text:c="5"/>output will contain several net/var decls for only one mulidim csl signal. The rule is simple: the first dim of a multidim signal represents the range of the verilog net/var and the rest of the dimensions, multiplied, signify the number of the verilog generated nets/vars.</text:p>
      <text:p text:style-name="Preformatted_20_Text"><text:s text:c="6"/>Example: csl_signal s;</text:p>
      <text:p text:style-name="Preformatted_20_Text"><text:s text:c="16"/>s.set_number_of_dimensions(3);</text:p>
      <text:p text:style-name="Preformatted_20_Text"><text:s text:c="16"/>s.set_dim_width(0, 7);</text:p>
      <text:p text:style-name="Preformatted_20_Text"><text:s text:c="16"/>s.set_dim_width(1, 20);</text:p>
      <text:p text:style-name="Preformatted_20_Text"><text:s text:c="16"/>s.set_dim_width(2, 4);</text:p>
      <text:p text:style-name="Preformatted_20_Text"><text:s text:c="7"/>The verilog output for this csl code will display 80 signals each with <text:s text:c="6"/>a bitrange of 7.</text:p>
      <text:p text:style-name="Preformatted_20_Text"><text:s text:c="7"/></text:p>
      <text:p text:style-name="Preformatted_20_Text"><text:s text:c="7"/>Again, the logic of this function is easier to comprehend if divided <text:s text:c="6"/>into two sections:</text:p>
      <text:p text:style-name="Preformatted_20_Text"><text:s text:c="7"/>1.computing the number of verilog nets/vars to generate</text:p>
      <text:p text:style-name="Preformatted_20_Text"><text:s text:c="10"/>This part is easy to understand given th rule above.</text:p>
      <text:p text:style-name="Preformatted_20_Text"><text:s text:c="7"/>2.building and naming the nets/vars</text:p>
      <text:p text:style-name="Preformatted_20_Text"><text:s text:c="10"/>If a signal id multidimensional the bundle of coresponding nets/vars generated in verilog carry the name of the original csl signal appended with their current index.</text:p>
      <text:p text:style-name="Preformatted_20_Text"><text:s text:c="9"/>If the signal(multidim or not) is part of a signal group, the name of the <text:s text:c="9"/>corresponding net/var will be the name of the original csl signal prepended <text:s text:c="4"/>with the name of the signal group.</text:p>
      <text:p text:style-name="Preformatted_20_Text"><text:s text:c="9"/>Example: the verilog output for the example above would be:</text:p>
      <text:p text:style-name="Preformatted_20_Text"><text:s text:c="9"/>wire s_0[6:0];</text:p>
      <text:p text:style-name="Preformatted_20_Text"><text:s text:c="9"/>wire s_1[6:0];</text:p>
      <text:p text:style-name="Preformatted_20_Text"><text:s text:c="9"/>wire s_2[6:0];</text:p>
      <text:p text:style-name="Preformatted_20_Text"><text:s text:c="9"/>... and so on until s_79[6:0];</text:p>
      <text:p text:style-name="Preformatted_20_Text"><text:s text:c="9"/>If the same signal were inside a signal group sg, the output would read:</text:p>
      <text:p text:style-name="Preformatted_20_Text"><text:s text:c="9"/>wire sg_s_0[6:0];</text:p>
      <text:p text:style-name="Preformatted_20_Text"><text:s text:c="9"/>wire sg_s_1[6:0];</text:p>
      <text:p text:style-name="Preformatted_20_Text"><text:s text:c="9"/>wire sg_s_2[6:0];</text:p>
      <text:p text:style-name="Preformatted_20_Text"><text:s text:c="9"/>... and so on until sg_s_79[6:0];</text:p>
      <text:p text:style-name="Preformatted_20_Text"><text:s text:c="6"/>There is another option available. If the signals are inside a unit, and the <text:s text:c="5"/>set_unit_prefix(prefix_string) command has been included in the code, then all the signals's names( already prepended with the signal group name if it is the case) will be prefixed with the specified prefix_string. </text:p>
      <text:p text:style-name="Preformatted_20_Text"><text:s text:c="7"/>Note that you have to build only one net/var decl object and then add the <text:s text:c="6"/>names generated according to the rule above to it.</text:p>
      <text:p text:style-name="Preformatted_20_Text"><text:s text:c="6"/>Plus, you only set the bitrange once for the net/var decl, as it is the same <text:s text:c="5"/>for all the signals it contains( the bitrange is stored in them_cdomReturnedRange).</text:p>
      <text:p text:style-name="Preformatted_20_Text"><text:s text:c="6"/>There is an extra option when it comes to signals. In csl a signal can generate (be the input of) a decoder. If this is the case, some supplementary signals/logic have to be included in the cdom tree and then generated into verilog.</text:p>
      <text:p text:style-name="Preformatted_20_Text"><text:s text:c="7"/>All this is handled by the adaptDecoder() function (see the comment at the begining of the file).</text:p>
      <text:p text:style-name="Preformatted_20_Text"><text:s text:c="6"/></text:p>
      <text:p text:style-name="P3">void afterTraversal(const NSCSLOm::RefCSLOmSignal &amp; signal);</text:p>
      <text:p text:style-name="Preformatted_20_Text"><text:s text:c="7"/>Restores the csl and cdom current parents back to unitInstantiation and moduleInstantiation.</text:p>
      <text:p text:style-name="Preformatted_20_Text"><text:s text:c="6"/></text:p>
      <text:p text:style-name="P3">void afterTraversal(const NSCSLOm::RefCSLOmUnitInstance &amp; unitInst);</text:p>
      <text:p text:style-name="Preformatted_20_Text"><text:s text:c="7"/>This method basically builds a range/rangeExpr using the m_cdomTraversedChildren vector. The logic is easier to understand if we divide it into two sections.</text:p>
      <text:p text:style-name="Preformatted_20_Text"><text:s text:c="7"/>1.range/rangeExpr children build section</text:p>
      <text:p text:style-name="Preformatted_20_Text"><text:s text:c="8"/>a.If the bitrange is simple or a dimension, then them_cslTraversedChildren</text:p>
      <text:p text:style-name="Preformatted_20_Text"><text:s text:c="11"/>vector has at least one element: the offset (the offset is the first <text:s text:c="11"/>expression-type child of the bitrange and it is always created by the CSLOM even if it is not specifief by the user).</text:p>
      <text:p text:style-name="Preformatted_20_Text"><text:s text:c="11"/>The other two expression-type children(firstExpr and secondExpr) may exist or not. In the latter case, they are created with the default value 0.</text:p>
      <text:p text:style-name="Preformatted_20_Text"><text:s text:c="10"/>In the first case, they exist in the m_cslTraversedChildren vector (positions 1 and 2) and are extracted from there.</text:p>
      <text:p text:style-name="Preformatted_20_Text"><text:s text:c="8"/>b.If the bitrange is multidimensional then we have to focus on dimension 0.</text:p>
      <text:p text:style-name="Preformatted_20_Text"><text:s text:c="11"/>This is very important as, in <text:s/>the case of multidimensional signals <text:s text:c="10"/>(meaning signals with a multidimensional bitrange) it indicates the range of all the coresponding var/net decls that will be generated in verilog (see the comment for signal).</text:p>
      <text:p text:style-name="Preformatted_20_Text"><text:s text:c="12"/>If it is not initialized by the user, this dimension 0 (which is also a bitrange) is transformed into a default cdom range with all three expression-type</text:p>
      <text:p text:style-name="Preformatted_20_Text">children set to 0, and transmitted further on via the m_cdomReturnedRange.</text:p>
      <text:p text:style-name="Preformatted_20_Text"><text:s text:c="6"/>2.range/rangeExpr build section</text:p>
      <text:p text:style-name="Preformatted_20_Text"><text:s text:c="8"/>Using the expressions buit in the previous section, a cdom range or a cdom rangeExpr is built. If the parent of the current bitrange is an exprLink, then the bitrange will be transformed into a rangeExpr, if not, it will be transformed into a range.</text:p>
      <text:p text:style-name="Preformatted_20_Text"><text:s text:c="8"/>The rangeExpr is sent further on via the m_cdomReturnedValue and the cdom range equivalent of the most precious dimension 0 is sent on via the m_cdomReturnedRange.</text:p>
      <text:p text:style-name="Preformatted_20_Text"><text:s text:c="7"/>In the end, the csl current parent is restored to the parent of the bitrange.</text:p>
      <text:p text:style-name="Preformatted_20_Text"><text:s text:c="6"/></text:p>
      <text:p text:style-name="P3">void afterTraversal(const NSCSLOm::RefCSLOmBitRange &amp; bitRange);</text:p>
      <text:p text:style-name="P3">void afterTraversal(const NSCSLOm::RefCSLOmGroup &amp; group);</text:p>
      <text:p text:style-name="Preformatted_20_Text"><text:s text:c="7"/>This function only handles the situation where thw generateIndividulaRTLSignals oprion is off. If it is on, there is no generated output in the cdom for the signal group.</text:p>
      <text:p text:style-name="Preformatted_20_Text"><text:s text:c="7"/>The logic for csl_signal group is made up of two different sections.</text:p>
      <text:p text:style-name="Preformatted_20_Text"><text:s text:c="7"/>First, the bitrange for the cumulative signal is computed.</text:p>
      <text:p text:style-name="Preformatted_20_Text"><text:s text:c="7"/>Mainly, I use the m_num32FirstExpr, m_num32SecondExpr and m_num32Offset <text:s text:c="6"/>to do that. The rest(substracting 1 or not) is just some arithmetic mumbo-jumbo <text:s text:c="5"/>to generate the corect lower and upper indexes.</text:p>
      <text:p text:style-name="Preformatted_20_Text"><text:s text:c="7"/>In part two, I deal with naming the cumulative signal. The only supplementary concirn in this case is the unit prefix which might be set or not.</text:p>
      <text:p text:style-name="Preformatted_20_Text"><text:s text:c="7"/>If it does exist, the name of the cumulative signal will be prefixed with it.</text:p>
      <text:p text:style-name="Preformatted_20_Text"><text:s text:c="6"/></text:p>
      <text:p text:style-name="P3">void afterTraversal(const NSCSLOm::RefCSLOmGroupSignal &amp; groupSignal);</text:p>
      <text:p text:style-name="P3">void afterTraversal(const NSCSLOm::RefCSLOmNum32 &amp; number);</text:p>
      <text:p text:style-name="P3">void afterTraversal(const NSCSLOm::RefCSLOmInterface &amp; interface);</text:p>
      <text:p text:style-name="Preformatted_20_Text"><text:s text:c="7"/>Restores the csl current parent to unitDecl and the cdom current paent to moduleDecl.</text:p>
      <text:p text:style-name="Preformatted_20_Text"><text:s text:c="6"/></text:p>
      <text:p text:style-name="P3">void afterTraversal(const NSCSLOm::RefCSLOmUnitInstantiation &amp; unitInstantiation <text:s text:c="14"/>);</text:p>
      <text:p text:style-name="Preformatted_20_Text"><text:s text:c="7"/>A csl portDecl object will be transformed into two cdom objects:</text:p>
      <text:p text:style-name="Preformatted_20_Text"><text:s text:c="7"/>a cdom portItem and a cdom portDecl.</text:p>
      <text:p text:style-name="Preformatted_20_Text"><text:s text:c="7"/>All this functionality is implemented inside the API functions buildCDOmPortDeclVar()</text:p>
      <text:p text:style-name="Preformatted_20_Text"><text:s text:c="6"/>and buildCDOmPortDeclNet(). Here follows the insight on how they work.</text:p>
      <text:p text:style-name="Preformatted_20_Text"><text:s text:c="7"/>Example: </text:p>
      <text:p text:style-name="Preformatted_20_Text"><text:s text:c="7"/>The csl code:</text:p>
      <text:p text:style-name="Preformatted_20_Text"><text:s text:c="9"/>csl_unit u {</text:p>
      <text:p text:style-name="Preformatted_20_Text"><text:s text:c="11"/>u (){</text:p>
      <text:p text:style-name="Preformatted_20_Text"><text:s text:c="13"/>add_port(output, reg, 8, sgn1);</text:p>
      <text:p text:style-name="Preformatted_20_Text"><text:s text:c="13"/>add_port(intput, 1, sgn2);</text:p>
      <text:p text:style-name="Preformatted_20_Text"><text:s text:c="13"/>add_port(inout, 4, sgn3);</text:p>
      <text:p text:style-name="Preformatted_20_Text"><text:s text:c="11"/>}</text:p>
      <text:p text:style-name="Preformatted_20_Text"><text:s text:c="9"/>}</text:p>
      <text:p text:style-name="Preformatted_20_Text"><text:s text:c="7"/>The verilog code:</text:p>
      <text:p text:style-name="Preformatted_20_Text"><text:s text:c="9"/>module u (sgn1, sgn2, sgn3); //3 port items</text:p>
      <text:p text:style-name="Preformatted_20_Text"><text:s text:c="11"/>output [7:0] sgn1; <text:s text:c="8"/>//1 port decl</text:p>
      <text:p text:style-name="Preformatted_20_Text"><text:s text:c="11"/>input [0:0] sgn2; <text:s text:c="9"/>//1 port decl</text:p>
      <text:p text:style-name="Preformatted_20_Text"><text:s text:c="11"/>inout [3:0] sgn3; <text:s text:c="9"/>//1 port decl</text:p>
      <text:p text:style-name="Preformatted_20_Text"><text:s text:c="11"/>reg [7:0] sgn1;</text:p>
      <text:p text:style-name="Preformatted_20_Text"><text:s text:c="9"/>endmodule;</text:p>
      <text:p text:style-name="Preformatted_20_Text"><text:s text:c="7"/>Due to the particular nature of the cslom tree, for each add port command <text:s text:c="6"/>one CSLOmPortDecl node will be created. For each such node the adapter creates one cdom portItem and one cdom portDecl. So the following may appear to be useless : </text:p>
      <text:p text:style-name="Preformatted_20_Text"><text:s text:c="7"/>portItem-&gt;addPortExprLink(...)</text:p>
      <text:p text:style-name="Preformatted_20_Text"><text:s text:c="7"/>portDecl-&gt;addPort(...)</text:p>
      <text:p text:style-name="Preformatted_20_Text"><text:s text:c="7"/>since there are only one portExprLink and one port to add.</text:p>
      <text:p text:style-name="Preformatted_20_Text"><text:s text:c="7"/>The thing is, in verilog, a portItem and a portDecl can be more complex:</text:p>
      <text:p text:style-name="Preformatted_20_Text"><text:s text:c="7"/>Example:</text:p>
      <text:p text:style-name="Preformatted_20_Text"><text:s text:c="9"/>module u ({s1,s2,s3}, {s4,s5}, {s6,s7})</text:p>
      <text:p text:style-name="Preformatted_20_Text"><text:s text:c="7"/>There are three portItems in the module, but this time they are of type concat. In the previous example, the three port items were of type simple.</text:p>
      <text:p text:style-name="Preformatted_20_Text"><text:s text:c="7"/>Each port item will be built using the first exprLink in the list (s1 for the first one) and the others (s2 and s3 for the same one) will be added using the addPortExprLink() method. <text:s text:c="6"/></text:p>
      <text:p text:style-name="Preformatted_20_Text"><text:s text:c="9"/>output [7:0] s1,s2,s3;</text:p>
      <text:p text:style-name="Preformatted_20_Text"><text:s text:c="7"/>The one above is one portDecl. It will be built generically and the port names that follow(s1,s2,s3) will be added using the addPort() method.</text:p>
      <text:p text:style-name="Preformatted_20_Text"><text:s text:c="7"/>However, given the reasons stated before, these two cdom facilities cannot be exploited.</text:p>
      <text:p text:style-name="Preformatted_20_Text"><text:s text:c="7"/>Meaning that for the following csl code:</text:p>
      <text:p text:style-name="Preformatted_20_Text"><text:s text:c="9"/>csl_unit u { </text:p>
      <text:p text:style-name="Preformatted_20_Text"><text:s text:c="11"/>u (){</text:p>
      <text:p text:style-name="Preformatted_20_Text"><text:s text:c="13"/>add_port_list(output, [7:0], csl_list(s1,s2,s3));</text:p>
      <text:p text:style-name="Preformatted_20_Text"><text:s text:c="11"/>}</text:p>
      <text:p text:style-name="Preformatted_20_Text"><text:s text:c="9"/>}</text:p>
      <text:p text:style-name="Preformatted_20_Text"><text:s text:c="7"/>three different lines will be generated in verilog:</text:p>
      <text:p text:style-name="Preformatted_20_Text"><text:s text:c="9"/>module u (s1,s2,s3);</text:p>
      <text:p text:style-name="Preformatted_20_Text"><text:s text:c="11"/>output [7:0] s1;</text:p>
      <text:p text:style-name="Preformatted_20_Text"><text:s text:c="11"/>output [7:0] s2;</text:p>
      <text:p text:style-name="Preformatted_20_Text"><text:s text:c="11"/>output [7:0] s3;</text:p>
      <text:p text:style-name="Preformatted_20_Text"><text:s text:c="7"/>and not only one:</text:p>
      <text:p text:style-name="Preformatted_20_Text"><text:s text:c="9"/>output [7:0] s1,s2,s3;</text:p>
      <text:p text:style-name="Preformatted_20_Text"><text:s text:c="7"/>A strategy for fixing this is still being formulated.</text:p>
      <text:p text:style-name="Preformatted_20_Text"><text:s text:c="7"/>As far as naming ports is concirned, there are two possible prefixes <text:s text:c="7"/>that a port name may be prepended with: the unit prefix(if specified by the user via the set_unit_prefix(prefix_string) command) and the interface name(if the port is not in the default interface).</text:p>
      <text:p text:style-name="Preformatted_20_Text"><text:s text:c="7"/>The last part of the function handles the case of special ports. By special ports I mean ports that belong to special units(fifo, regFile). If the current csl port is to be found in the m_cslFifoPorts map, then the port's parent unit is a fifo, and the corresponding cdom-converted port will be inserted in the m_cdomUnitPorts map for further use inside the adaptFifoModule() method.</text:p>
      <text:p text:style-name="Preformatted_20_Text"><text:s text:c="7"/>Example: </text:p>
      <text:p text:style-name="Preformatted_20_Text"><text:s text:c="7"/>csl_fifo f {</text:p>
      <text:p text:style-name="Preformatted_20_Text"><text:s text:c="9"/>f() {</text:p>
      <text:p text:style-name="Preformatted_20_Text"><text:s text:c="11"/>set_push(a); //I'm not sure on the syntax</text:p>
      <text:p text:style-name="Preformatted_20_Text"><text:s text:c="9"/>}</text:p>
      <text:p text:style-name="Preformatted_20_Text"><text:s text:c="7"/>}</text:p>
      <text:p text:style-name="Preformatted_20_Text"><text:s text:c="7"/>In this case the CSLOM inserts the pair &lt;FIFO_PN_PUSH, prtDecl_a&gt; in the m_portMap (member of the CSLOmFifoInfo class). Inside the adapter, the fifo module is the first to be generated. Then all its ports are visited.</text:p>
      <text:p text:style-name="Preformatted_20_Text"><text:s text:c="7"/>When port a is visited, the adapter locates it in the adapter copy of the cslom map, m_cslFifoPorts. Then, the cdom equivalent of the csl_port a(previously built in this same function) is inserted in a pair,&lt;FIFO_PUSH, cdomPortDecl_a&gt;, which is included in another adapter map, m_cdomUnitPorts.</text:p>
      <text:p text:style-name="Preformatted_20_Text"><text:s text:c="7"/>In conclusion, there are two adapter maps: one is a copy of the cslom map(made up of pairs containing cslPorts and their types), and the second one holds cdomPorts and their types. Of course, there is a peer to peer correspondence between the two.</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Mincho" svg:font-family="Mincho"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en" style:country-asian="US" style:font-name-complex="Nimbus Sans 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Mincho" style:font-size-asian="14pt" style:font-name-complex="Nimbus Sans L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7-05-28T18:44:09</meta:creation-date>
    <dc:date>2007-05-29T17:15:52</dc:date>
    <dc:language>en-US</dc:language>
    <meta:editing-cycles>18</meta:editing-cycles>
    <meta:editing-duration>PT1H7M6S</meta:editing-duration>
    <meta:user-defined meta:name="Info 1"/>
    <meta:user-defined meta:name="Info 2"/>
    <meta:user-defined meta:name="Info 3"/>
    <meta:user-defined meta:name="Info 4"/>
    <meta:document-statistic meta:table-count="0" meta:image-count="0" meta:object-count="0" meta:page-count="10" meta:paragraph-count="317" meta:word-count="4339" meta:character-count="28232"/>
  </office:meta>
</office:document-meta>
</file>